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ntscheidungen:</text:p>
      <text:p text:style-name="P2">-Entscheidungsbaum: if leben kleiner 75 mach da weiter oder so usw.</text:p>
      <text:p text:style-name="P2"/>
      <text:p text:style-name="P2">-Nicht nur Reagieren sondern auch von alleine Agieren</text:p>
      <text:p text:style-name="P2">-KI ergreift Initiative</text:p>
      <text:p text:style-name="P2">→ man muss Ziele definieren</text:p>
      <text:p text:style-name="P2">→ Es gibt Wege zum Ziel:</text:p>
      <text:p text:style-name="P2"><text:tab/>z.B.</text:p>
      <text:p text:style-name="P2"><text:tab/>-Aktion nehmen die Am meisten von Ziel/Bedürfnis deckt</text:p>
      <text:p text:style-name="P2"><text:tab/><text:tab/><text:tab/><text:tab/><text:tab/><text:tab/><text:tab/>(über bestimmte Zeit?)</text:p>
      <text:p text:style-name="P2"><text:tab/>-Aktion nehmen nach der die quadrate der Unzufriedenheiten am geringsten</text:p>
      <text:p text:style-name="P2"><text:tab/><text:tab/>-ignoriert sowas wie Magiepunkte, durch die andere Aktionen nicht mehr möglich <text:tab/><text:tab/>sind</text:p>
      <text:p text:style-name="P2"><text:tab/><text:tab/>→ in zukunft schauen – Vorrausberechnung 2-4 Aktionen oder so</text:p>
      <text:p text:style-name="P2"><text:tab/>-Vielleicht Aktionen in der Nähe bevorzugen</text:p>
      <text:p text:style-name="P2"><text:tab/><text:tab/>-Wege Berechnen sehr aufwändig</text:p>
      <text:p text:style-name="P2"><text:tab/><text:tab/>→ Geruch von Objekten ausgehend der sich langsam ausbreitet(z.B. Über Graphen)</text:p>
      <text:p text:style-name="P2"><text:tab/><text:tab/><text:tab/>-Vorberechnet schon, dann is auch wegesuche einfacher undso</text:p>
      <text:p text:style-name="P2"><text:tab/>-Aktionen Bevorzugen mit höherer Qualität</text:p>
      <text:p text:style-name="P2">Wegefindung:</text:p>
      <text:p text:style-name="P2"><text:tab/>-Startknoten zu einem beliebigen Knoten mit Eigenschaft x</text:p>
      <text:p text:style-name="P2"><text:tab/>-Euklidischer Abstand, einfach aber potenziell falsch</text:p>
      <text:p text:style-name="P2"><text:tab/>→ Wegesuche</text:p>
      <text:p text:style-name="P2"><text:tab/>-Manche Wegesuchen mehrmals zu machen</text:p>
      <text:p text:style-name="P2"><text:tab/>→ stattdessen einfach vorberechnen und abspeichern</text:p>
      <text:p text:style-name="P2">PunktQualität:</text:p>
      <text:p text:style-name="P2"><text:tab/>-Mehrere Gute Punkte in der nähe</text:p>
      <text:p text:style-name="P2"><text:tab/><text:tab/>→ Merken wie gut die Punkte in der Nähe sind</text:p>
      <text:p text:style-name="P2"><text:tab/>-Punkte können sich verbessern / verschlechtern</text:p>
      <text:p text:style-name="P2"><text:tab/><text:tab/>-Frage ob es sich lohnt es umzuberechnen</text:p>
      <text:p text:style-name="P2"><text:tab/><text:tab/>-Für manche Eigenschaften leicht automatisierbar</text:p>
      <text:p text:style-name="P2"><text:tab/><text:tab/>-Deckung z.B. Strahlen schickn, wie schnell treffen sie wie viel?</text:p>
      <text:p text:style-name="P2"><text:tab/><text:tab/>-Übersicht, möglichst lange Strahlen</text:p>
      <text:p text:style-name="P2">Von Spieler abschauen:</text:p>
      <text:p text:style-name="P2"><text:tab/>-Wo hält er sich auf</text:p>
      <text:p text:style-name="P2"><text:tab/>-Von wo reift er an?</text:p>
      <text:p text:style-name="P2"><text:tab/>-Wo stirbt er?</text:p>
      <text:p text:style-name="P2"><text:tab/>-Statt komplexer suche nach Eigenschaften</text:p>
      <text:p text:style-name="P2"><text:tab/>-Besser in Multiplayer als Singleplayer</text:p>
      <text:p text:style-name="P2"/>
      <text:p text:style-name="P2">→ Erfolg hängt von manuellem Aufwand a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1T12:45:50</meta:creation-date>
    <dc:date>2014-07-02T13:00:35.33</dc:date>
    <meta:editing-duration>PT1H9M38S</meta:editing-duration>
    <meta:editing-cycles>16</meta:editing-cycles>
    <meta:generator>OpenOffice.org/3.4.1$Win32 OpenOffice.org_project/341m1$Build-9593</meta:generator>
    <meta:document-statistic meta:table-count="0" meta:image-count="0" meta:object-count="0" meta:page-count="1" meta:paragraph-count="38" meta:word-count="222" meta:character-count="1544"/>
  </office:meta>
</office:document-meta>
</file>